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6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ffffff" draw:textarea-vertical-align="middle"/>
    </style:style>
    <style:style style:name="gr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svg:stroke-color="#000000" draw:fill-color="#ffffff" draw:textarea-vertical-align="middle"/>
    </style:style>
    <style:style style:name="gr17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61.625cm" svg:y="4.2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67.375cm" svg:y1="5.105cm" svg:x2="68.375cm" svg:y2="5.105cm">
            <text:p/>
          </draw:line>
          <draw:custom-shape draw:style-name="gr3" draw:text-style-name="P5" draw:layer="layout" svg:width="3.235cm" svg:height="1.001cm" draw:transform="rotate (-0.000349065850398201) translate (68.265cm 4.602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60.625cm" svg:y1="5.105cm" svg:x2="61.625cm" svg:y2="5.105cm">
            <text:p/>
          </draw:line>
          <draw:custom-shape draw:style-name="gr4" draw:text-style-name="P7" draw:layer="layout" svg:width="3.11cm" svg:height="1.001cm" draw:transform="rotate (-0.000349065850398201) translate (57.625cm 4.60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>
            <draw:custom-shape draw:style-name="gr5" draw:text-style-name="P8" draw:layer="layout" svg:width="4.75cm" svg:height="1.481cm" svg:x="49.25cm" svg:y="10.25cm">
              <text:p text:style-name="P1">lire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6" draw:text-style-name="P3" draw:layer="layout" svg:x1="48.25cm" svg:y1="10.985cm" svg:x2="49.25cm" svg:y2="10.985cm">
                <text:p/>
              </draw:line>
              <draw:custom-shape draw:style-name="gr7" draw:text-style-name="P7" draw:layer="layout" svg:width="4.61cm" svg:height="1.001cm" draw:transform="rotate (-0.000349065850398201) translate (43.75cm 10.482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6" draw:text-style-name="P3" draw:layer="layout" svg:x1="54cm" svg:y1="10.981cm" svg:x2="55cm" svg:y2="10.981cm">
                  <text:p/>
                </draw:line>
                <draw:custom-shape draw:style-name="gr7" draw:text-style-name="P5" draw:layer="layout" svg:width="4.61cm" svg:height="1.001cm" draw:transform="rotate (-0.000349065850398201) translate (54.89cm 10.478cm)">
                  <text:p text:style-name="P4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8" draw:text-style-name="P9" draw:layer="layout" draw:line-skew="0.125cm" svg:x1="64.5cm" svg:y1="6cm" svg:x2="51.625cm" svg:y2="10.25cm" draw:start-shape="id1" draw:start-glue-point="2" draw:end-shape="id2" draw:end-glue-point="0" svg:d="M64500 6000v2250h-12875v2000" svg:viewBox="0 0 12876 4251">
          <text:p/>
        </draw:connector>
        <draw:g xml:id="id3" draw:id="id3">
          <draw:g>
            <draw:custom-shape draw:style-name="gr9" draw:text-style-name="P8" draw:layer="layout" svg:width="5.119cm" svg:height="1.481cm" svg:x="61.941cm" svg:y="10.25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0.941cm" svg:y1="10.981cm" svg:x2="61.941cm" svg:y2="10.981cm">
                <text:p/>
              </draw:line>
              <draw:custom-shape draw:style-name="gr10" draw:text-style-name="P7" draw:layer="layout" svg:width="4.61cm" svg:height="1.001cm" draw:transform="rotate (-0.000349065850398201) translate (56.441cm 10.478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7.06cm" svg:y1="11.004cm" svg:x2="68.06cm" svg:y2="11.004cm">
                  <text:p/>
                </draw:line>
                <draw:custom-shape draw:style-name="gr10" draw:text-style-name="P5" draw:layer="layout" svg:width="4.61cm" svg:height="1.001cm" draw:transform="rotate (-0.000349065850398201) translate (67.95cm 10.50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8" draw:text-style-name="P9" draw:layer="layout" svg:x1="64.5cm" svg:y1="6cm" svg:x2="64.5cm" svg:y2="10.25cm" draw:start-shape="id1" draw:start-glue-point="2" draw:end-shape="id3" draw:end-glue-point="0" svg:d="M64500 6000v4250" svg:viewBox="0 0 1 4251">
          <text:p/>
        </draw:connector>
        <draw:g xml:id="id4" draw:id="id4">
          <draw:g>
            <draw:custom-shape draw:style-name="gr11" draw:text-style-name="P8" draw:layer="layout" svg:width="4.119cm" svg:height="1.481cm" svg:x="62.441cm" svg:y="13.019cm">
              <text:p text:style-name="P1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1.441cm" svg:y1="13.754cm" svg:x2="62.441cm" svg:y2="13.754cm">
                <text:p/>
              </draw:line>
              <draw:custom-shape draw:style-name="gr10" draw:text-style-name="P7" draw:layer="layout" svg:width="4.61cm" svg:height="1.001cm" draw:transform="rotate (-0.000349065850398201) translate (56.941cm 13.251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6.56cm" svg:y1="13.772cm" svg:x2="67.56cm" svg:y2="13.772cm">
                  <text:p/>
                </draw:line>
                <draw:custom-shape draw:style-name="gr10" draw:text-style-name="P5" draw:layer="layout" svg:width="4.61cm" svg:height="1.001cm" draw:transform="rotate (-0.000349065850398201) translate (67.45cm 13.269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8" draw:text-style-name="P9" draw:layer="layout" svg:x1="64.5cm" svg:y1="11.731cm" svg:x2="64.5cm" svg:y2="13.019cm" draw:start-shape="id3" draw:start-glue-point="2" draw:end-shape="id4" draw:end-glue-point="0" svg:d="M64500 11731v1288" svg:viewBox="0 0 1 1289">
          <text:p/>
        </draw:connector>
        <draw:g xml:id="id9" draw:id="id9">
          <draw:g xml:id="id5" draw:id="id5">
            <draw:custom-shape draw:style-name="gr12" draw:text-style-name="P8" draw:layer="layout" svg:width="4.25cm" svg:height="1.481cm" svg:x="111.5cm" svg:y="10.2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10.5cm" svg:y1="10.985cm" svg:x2="111.5cm" svg:y2="10.985cm">
                <text:p/>
              </draw:line>
              <draw:custom-shape draw:style-name="gr10" draw:text-style-name="P7" draw:layer="layout" svg:width="4.61cm" svg:height="1.001cm" draw:transform="rotate (-0.000349065850398201) translate (106cm 10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15.75cm" svg:y1="10.984cm" svg:x2="116.75cm" svg:y2="10.984cm">
                  <text:p/>
                </draw:line>
                <draw:custom-shape draw:style-name="gr10" draw:text-style-name="P5" draw:layer="layout" svg:width="4.61cm" svg:height="1.001cm" draw:transform="rotate (-0.000349065850398201) translate (116.64cm 10.48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7" draw:id="id7">
            <draw:custom-shape draw:style-name="gr13" draw:text-style-name="P10" draw:layer="layout" svg:width="3.75cm" svg:height="1.481cm" svg:x="105.25cm" svg:y="14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04.25cm" svg:y1="14.735cm" svg:x2="105.25cm" svg:y2="14.735cm">
                <text:p/>
              </draw:line>
              <draw:custom-shape draw:style-name="gr10" draw:text-style-name="P7" draw:layer="layout" svg:width="4.61cm" svg:height="1.001cm" draw:transform="rotate (-0.000349065850398201) translate (99.75cm 14.2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09cm" svg:y1="14.734cm" svg:x2="110cm" svg:y2="14.734cm">
                  <text:p/>
                </draw:line>
                <draw:custom-shape draw:style-name="gr10" draw:text-style-name="P5" draw:layer="layout" svg:width="4.61cm" svg:height="1.001cm" draw:transform="rotate (-0.000349065850398201) translate (109.89cm 14.23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custom-shape draw:style-name="gr13" draw:text-style-name="P10" draw:layer="layout" svg:width="3.75cm" svg:height="1.481cm" svg:x="111.75cm" svg:y="16.48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10.75cm" svg:y1="17.216cm" svg:x2="111.75cm" svg:y2="17.216cm">
                <text:p/>
              </draw:line>
              <draw:custom-shape draw:style-name="gr10" draw:text-style-name="P7" draw:layer="layout" svg:width="4.61cm" svg:height="1.001cm" draw:transform="rotate (-0.000349065850398201) translate (106.25cm 16.71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15.5cm" svg:y1="17.215cm" svg:x2="116.5cm" svg:y2="17.215cm">
                  <text:p/>
                </draw:line>
                <draw:custom-shape draw:style-name="gr10" draw:text-style-name="P5" draw:layer="layout" svg:width="4.61cm" svg:height="1.001cm" draw:transform="rotate (-0.000349065850398201) translate (116.39cm 16.71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" draw:id="id6">
            <draw:custom-shape draw:style-name="gr14" draw:text-style-name="P10" draw:layer="layout" svg:width="4.5cm" svg:height="1cm" svg:x="118.25cm" svg:y="14.22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17.25cm" svg:y1="14.728cm" svg:x2="118.25cm" svg:y2="14.728cm">
                <text:p/>
              </draw:line>
              <draw:custom-shape draw:style-name="gr10" draw:text-style-name="P7" draw:layer="layout" svg:width="4.61cm" svg:height="1.001cm" draw:transform="rotate (-0.000349065850398201) translate (112.75cm 14.22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22.75cm" svg:y1="14.731cm" svg:x2="123.75cm" svg:y2="14.731cm">
                  <text:p/>
                </draw:line>
                <draw:custom-shape draw:style-name="gr10" draw:text-style-name="P5" draw:layer="layout" svg:width="4.61cm" svg:height="1.001cm" draw:transform="rotate (-0.000349065850398201) translate (123.64cm 14.22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5" draw:text-style-name="P11" draw:layer="layout" draw:line-skew="-0.109cm" svg:x1="113.625cm" svg:y1="11.731cm" svg:x2="120.5cm" svg:y2="14.225cm" draw:start-shape="id5" draw:start-glue-point="2" draw:end-shape="id6" draw:end-glue-point="0" svg:d="M113625 11731v1138h6875v1356" svg:viewBox="0 0 6876 2495">
            <text:p/>
          </draw:connector>
        </draw:g>
        <draw:connector draw:style-name="gr15" draw:text-style-name="P11" draw:layer="layout" svg:x1="113.625cm" svg:y1="11.731cm" svg:x2="107.125cm" svg:y2="14cm" draw:start-shape="id5" draw:start-glue-point="2" draw:end-shape="id7" draw:end-glue-point="0" svg:d="M113625 11731v1134h-6500v1135" svg:viewBox="0 0 6501 2270">
          <text:p/>
        </draw:connector>
        <draw:connector draw:style-name="gr15" draw:text-style-name="P11" draw:layer="layout" svg:x1="113.625cm" svg:y1="11.731cm" svg:x2="113.625cm" svg:y2="16.481cm" draw:start-shape="id5" draw:start-glue-point="2" draw:end-shape="id8" draw:end-glue-point="0" svg:d="M113625 11731v4750" svg:viewBox="0 0 1 4751">
          <text:p/>
        </draw:connector>
        <draw:connector draw:style-name="gr16" draw:text-style-name="P9" draw:layer="layout" draw:line-skew="0.125cm" svg:x1="64.5cm" svg:y1="6cm" svg:x2="114cm" svg:y2="10.25cm" draw:start-shape="id1" draw:start-glue-point="2" draw:end-shape="id9" draw:end-glue-point="0" svg:d="M64500 6000v2250h49500v2000" svg:viewBox="0 0 49501 4251">
          <text:p/>
        </draw:connector>
        <draw:g xml:id="id17" draw:id="id17">
          <draw:g xml:id="id13" draw:id="id13">
            <draw:custom-shape draw:style-name="gr17" draw:text-style-name="P8" draw:layer="layout" svg:width="3.25cm" svg:height="1.481cm" svg:x="83.5cm" svg:y="10.2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2.5cm" svg:y1="10.985cm" svg:x2="83.5cm" svg:y2="10.985cm">
                <text:p/>
              </draw:line>
              <draw:custom-shape draw:style-name="gr10" draw:text-style-name="P7" draw:layer="layout" svg:width="4.61cm" svg:height="1.001cm" draw:transform="rotate (-0.000349065850398201) translate (78cm 10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6.75cm" svg:y1="10.984cm" svg:x2="87.75cm" svg:y2="10.984cm">
                  <text:p/>
                </draw:line>
                <draw:custom-shape draw:style-name="gr10" draw:text-style-name="P5" draw:layer="layout" svg:width="4.61cm" svg:height="1.001cm" draw:transform="rotate (-0.000349065850398201) translate (87.64cm 10.48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18" draw:text-style-name="P10" draw:layer="layout" svg:width="3.25cm" svg:height="1.481cm" svg:x="77.75cm" svg:y="13.50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6.75cm" svg:y1="14.238cm" svg:x2="77.75cm" svg:y2="14.238cm">
                <text:p/>
              </draw:line>
              <draw:custom-shape draw:style-name="gr19" draw:text-style-name="P7" draw:layer="layout" svg:width="6.11cm" svg:height="1.001cm" draw:transform="rotate (-0.000349065850398201) translate (70.75cm 13.73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cm" svg:y1="14.003cm" svg:x2="82cm" svg:y2="14.003cm">
                  <text:p/>
                </draw:line>
                <draw:custom-shape draw:style-name="gr10" draw:text-style-name="P5" draw:layer="layout" svg:width="4.61cm" svg:height="1.001cm" draw:transform="rotate (-0.000349065850398201) translate (81.89cm 13.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81cm" svg:y1="14.506cm" svg:x2="82cm" svg:y2="14.506cm">
                  <text:p/>
                </draw:line>
                <draw:custom-shape draw:style-name="gr10" draw:text-style-name="P5" draw:layer="layout" svg:width="4.61cm" svg:height="1.001cm" draw:transform="rotate (-0.000349065850398201) translate (81.89cm 14.00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0" draw:text-style-name="P10" draw:layer="layout" svg:width="3.5cm" svg:height="1.481cm" svg:x="79.5cm" svg:y="16.00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8.5cm" svg:y1="16.503cm" svg:x2="79.5cm" svg:y2="16.503cm">
                <text:p/>
              </draw:line>
              <draw:custom-shape draw:style-name="gr10" draw:text-style-name="P7" draw:layer="layout" svg:width="4.61cm" svg:height="1.001cm" draw:transform="rotate (-0.000349065850398201) translate (74cm 16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3cm" svg:y1="16.753cm" svg:x2="84cm" svg:y2="16.753cm">
                  <text:p/>
                </draw:line>
                <draw:custom-shape draw:style-name="gr10" draw:text-style-name="P5" draw:layer="layout" svg:width="4.61cm" svg:height="1.001cm" draw:transform="rotate (-0.000349065850398201) translate (83.89cm 16.2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78.5cm" svg:y1="17.003cm" svg:x2="79.5cm" svg:y2="17.003cm">
                <text:p/>
              </draw:line>
              <draw:custom-shape draw:style-name="gr10" draw:text-style-name="P7" draw:layer="layout" svg:width="4.61cm" svg:height="1.001cm" draw:transform="rotate (-0.000349065850398201) translate (74cm 16.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0" draw:id="id10">
            <draw:custom-shape draw:style-name="gr21" draw:text-style-name="P8" draw:layer="layout" svg:width="4cm" svg:height="1.481cm" svg:x="90cm" svg:y="16.00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9cm" svg:y1="16.503cm" svg:x2="90cm" svg:y2="16.503cm">
                <text:p/>
              </draw:line>
              <draw:custom-shape draw:style-name="gr10" draw:text-style-name="P7" draw:layer="layout" svg:width="4.61cm" svg:height="1.001cm" draw:transform="rotate (-0.000349065850398201) translate (84.5cm 16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4cm" svg:y1="16.756cm" svg:x2="95cm" svg:y2="16.756cm">
                  <text:p/>
                </draw:line>
                <draw:custom-shape draw:style-name="gr10" draw:text-style-name="P5" draw:layer="layout" svg:width="4.61cm" svg:height="1.001cm" draw:transform="rotate (-0.000349065850398201) translate (94.89cm 16.25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89cm" svg:y1="17.006cm" svg:x2="90cm" svg:y2="17.006cm">
                <text:p/>
              </draw:line>
              <draw:custom-shape draw:style-name="gr10" draw:text-style-name="P7" draw:layer="layout" svg:width="4.61cm" svg:height="1.001cm" draw:transform="rotate (-0.000349065850398201) translate (84.5cm 16.50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4" draw:id="id14">
            <draw:custom-shape draw:style-name="gr22" draw:text-style-name="P10" draw:layer="layout" svg:width="4.5cm" svg:height="1.481cm" svg:x="89.75cm" svg:y="13.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8.75cm" svg:y1="14.25cm" svg:x2="89.75cm" svg:y2="14.25cm">
                <text:p/>
              </draw:line>
              <draw:custom-shape draw:style-name="gr10" draw:text-style-name="P7" draw:layer="layout" svg:width="4.61cm" svg:height="1.001cm" draw:transform="rotate (-0.000349065850398201) translate (84.25cm 13.7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4.25cm" svg:y1="14.25cm" svg:x2="95.25cm" svg:y2="14.25cm">
                  <text:p/>
                </draw:line>
                <draw:custom-shape draw:style-name="gr10" draw:text-style-name="P5" draw:layer="layout" svg:width="4.61cm" svg:height="1.001cm" draw:transform="rotate (-0.000349065850398201) translate (95.14cm 13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custom-shape draw:style-name="gr20" draw:text-style-name="P10" draw:layer="layout" svg:width="3.5cm" svg:height="1.481cm" svg:x="78cm" svg:y="19.7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81.5cm" svg:y1="20.5cm" svg:x2="82.5cm" svg:y2="20.5cm">
                  <text:p/>
                </draw:line>
                <draw:custom-shape draw:style-name="gr10" draw:text-style-name="P5" draw:layer="layout" svg:width="4.61cm" svg:height="1.001cm" draw:transform="rotate (-0.000349065850398201) translate (82.39cm 19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77cm" svg:y1="20.5cm" svg:x2="78cm" svg:y2="20.5cm">
                <text:p/>
              </draw:line>
              <draw:custom-shape draw:style-name="gr10" draw:text-style-name="P7" draw:layer="layout" svg:width="4.61cm" svg:height="1.001cm" draw:transform="rotate (-0.000349065850398201) translate (72.5cm 19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2" draw:id="id12">
            <draw:custom-shape draw:style-name="gr20" draw:text-style-name="P10" draw:layer="layout" svg:width="3.5cm" svg:height="1.481cm" svg:x="90.75cm" svg:y="19.7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94.25cm" svg:y1="20.5cm" svg:x2="95.25cm" svg:y2="20.5cm">
                  <text:p/>
                </draw:line>
                <draw:custom-shape draw:style-name="gr10" draw:text-style-name="P5" draw:layer="layout" svg:width="4.61cm" svg:height="1.001cm" draw:transform="rotate (-0.000349065850398201) translate (95.14cm 19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89.75cm" svg:y1="20.5cm" svg:x2="90.75cm" svg:y2="20.5cm">
                <text:p/>
              </draw:line>
              <draw:custom-shape draw:style-name="gr10" draw:text-style-name="P7" draw:layer="layout" svg:width="4.61cm" svg:height="1.001cm" draw:transform="rotate (-0.000349065850398201) translate (85.25cm 19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5" draw:text-style-name="P11" draw:layer="layout" svg:x1="92cm" svg:y1="17.506cm" svg:x2="79.75cm" svg:y2="19.75cm" draw:start-shape="id10" draw:start-glue-point="2" draw:end-shape="id11" draw:end-glue-point="0" svg:d="M92000 17506v1121h-12250v1123" svg:viewBox="0 0 12251 2245">
            <text:p/>
          </draw:connector>
          <draw:connector draw:style-name="gr23" draw:text-style-name="P12" draw:layer="layout" svg:x1="92cm" svg:y1="17.506cm" svg:x2="92.5cm" svg:y2="19.75cm" draw:start-shape="id10" draw:start-glue-point="2" draw:end-shape="id12" draw:end-glue-point="0" svg:d="M92000 17506v1121h500v1123" svg:viewBox="0 0 501 2245">
            <text:p/>
          </draw:connector>
          <draw:connector draw:style-name="gr23" draw:text-style-name="P12" draw:layer="layout" svg:x1="85.125cm" svg:y1="11.731cm" svg:x2="92cm" svg:y2="13.5cm" draw:start-shape="id13" draw:start-glue-point="2" draw:end-shape="id14" draw:end-glue-point="0" svg:d="M85125 11731v884h6875v885" svg:viewBox="0 0 6876 1770">
            <text:p/>
          </draw:connector>
          <draw:connector draw:style-name="gr23" draw:text-style-name="P12" draw:layer="layout" svg:x1="78.625cm" svg:y1="13.5cm" svg:x2="85.125cm" svg:y2="11.731cm" draw:start-shape="id15" draw:start-glue-point="0" draw:end-shape="id13" draw:end-glue-point="2" svg:d="M78625 13500v-885h6500v-884" svg:viewBox="0 0 6501 1770">
            <text:p/>
          </draw:connector>
          <draw:connector draw:style-name="gr23" draw:text-style-name="P12" draw:layer="layout" draw:line-skew="1.616cm" svg:x1="85.125cm" svg:y1="11.731cm" svg:x2="81.25cm" svg:y2="16cm" draw:start-shape="id13" draw:start-glue-point="2" draw:end-shape="id16" draw:end-glue-point="0" svg:d="M85125 11731v3750h-3875v519" svg:viewBox="0 0 3876 4270">
            <text:p/>
          </draw:connector>
          <draw:connector draw:style-name="gr23" draw:text-style-name="P12" draw:layer="layout" draw:line-skew="1.616cm" svg:x1="85.125cm" svg:y1="11.731cm" svg:x2="92cm" svg:y2="16cm" draw:start-shape="id13" draw:start-glue-point="2" draw:end-shape="id10" draw:end-glue-point="0" svg:d="M85125 11731v3750h6875v519" svg:viewBox="0 0 6876 4270">
            <text:p/>
          </draw:connector>
        </draw:g>
        <draw:connector draw:style-name="gr23" draw:text-style-name="P12" draw:layer="layout" draw:line-skew="0.125cm" svg:x1="64.5cm" svg:y1="6cm" svg:x2="85.25cm" svg:y2="10.25cm" draw:start-shape="id1" draw:start-glue-point="2" draw:end-shape="id17" draw:end-glue-point="0" svg:d="M64500 6000v2250h20750v2000" svg:viewBox="0 0 20751 4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0T12:07:01.791000000</meta:creation-date>
    <dc:date>2023-11-21T13:05:44.102000000</dc:date>
    <meta:editing-duration>PT1H19M14S</meta:editing-duration>
    <meta:editing-cycles>32</meta:editing-cycles>
    <meta:generator>LibreOffice/7.2.1.2$Windows_x86 LibreOffice_project/87b77fad49947c1441b67c559c339af8f3517e22</meta:generator>
    <meta:document-statistic meta:object-count="162"/>
  </office:meta>
</office:document-meta>
</file>